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1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36">
      <style:table-cell-properties fo:border-top="none" fo:border-bottom="thin solid #000000" fo:border-left="none" fo:border-right="thin solid #000000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36">
      <style:table-cell-properties fo:border-top="thin solid #000000" fo:border-bottom="none" fo:border-left="none" fo:border-right="thin solid #000000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37">
      <style:table-cell-properties fo:border-top="thin solid #000000" fo:border-bottom="none" fo:border-left="none" fo:border-right="thin solid #000000"/>
    </style:style>
    <style:style style:name="ce26" style:family="table-cell" style:parent-style-name="Default" style:data-style-name="N37">
      <style:table-cell-properties fo:border-top="none" fo:border-bottom="none" fo:border-left="none" fo:border-right="thin solid #000000"/>
    </style:style>
    <style:style style:name="ce27" style:family="table-cell" style:parent-style-name="Default" style:data-style-name="N37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5.13291666666667cm"/>
    </style:style>
    <style:style style:name="co6" style:family="table-column">
      <style:table-column-properties fo:break-before="auto" style:column-width="9.04875cm"/>
    </style:style>
    <style:style style:name="co7" style:family="table-column">
      <style:table-column-properties fo:break-before="auto" style:column-width="3.704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ure_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Humanitarian assistance by donor to Somalia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ource:<text:s/></text:p>
            <text:p/>
          </table:table-cell>
          <table:table-cell office:value-type="string" table:style-name="ce1">
            <text:p>Development Initiatives based on UN OCHA FTS data. Data downloaded on 12 Ma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:</text:p>
          </table:table-cell>
          <table:table-cell office:value-type="string" table:style-name="ce1">
            <text:p>USA: United States; ECHO: European Commission’s Humanitarian Aid and Civil Protection department; CERF: Central Emergency Response Fund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">
            <text:p>Donor</text:p>
          </table:table-cell>
          <table:table-cell office:value-type="string" table:style-name="ce5">
            <text:p>US$m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4">
            <text:p>ECHO</text:p>
          </table:table-cell>
          <table:table-cell office:value-type="float" office:value="44.248919999999998" table:style-name="ce5">
            <text:p>44.2489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UK</text:p>
          </table:table-cell>
          <table:table-cell office:value-type="float" office:value="39.039569999999998" table:style-name="ce7">
            <text:p>39.0395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Germany</text:p>
          </table:table-cell>
          <table:table-cell office:value-type="float" office:value="33.578158999999999" table:style-name="ce7">
            <text:p>33.57815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USA</text:p>
          </table:table-cell>
          <table:table-cell office:value-type="float" office:value="27.384748999999999" table:style-name="ce7">
            <text:p>27.38474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Canada</text:p>
          </table:table-cell>
          <table:table-cell office:value-type="float" office:value="20.272566000000001" table:style-name="ce7">
            <text:p>20.27256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Japan</text:p>
          </table:table-cell>
          <table:table-cell office:value-type="float" office:value="11.9" table:style-name="ce7">
            <text:p>11.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CERF</text:p>
          </table:table-cell>
          <table:table-cell office:value-type="float" office:value="11.006303000000001" table:style-name="ce7">
            <text:p>11.00630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Denmark</text:p>
          </table:table-cell>
          <table:table-cell office:value-type="float" office:value="7.6654980000000004" table:style-name="ce7">
            <text:p>7.66549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Finland</text:p>
          </table:table-cell>
          <table:table-cell office:value-type="float" office:value="6.4832219999999996" table:style-name="ce7">
            <text:p>6.48322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8">
            <text:p>Sweden</text:p>
          </table:table-cell>
          <table:table-cell office:value-type="float" office:value="5.4453909999999999" table:style-name="ce9">
            <text:p>5.44539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8">
            <text:p>Grand Total</text:p>
          </table:table-cell>
          <table:table-cell office:value-type="float" office:value="254.72192100000001" table:style-name="ce9">
            <text:p>254.721921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frame xmlns:presentation="urn:oasis:names:tc:opendocument:xmlns:presentation:1.0" draw:z-index="1" draw:id="id0" draw:style-name="a0" draw:name="Chart 1" svg:x="0.26042in" svg:y="0.05208in" svg:width="6.65417in" svg:height="3.51458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Figure_2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Humanitarian funding to Somalia by funding channel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ource:<text:s/></text:p>
            <text:p/>
          </table:table-cell>
          <table:table-cell office:value-type="string" table:style-name="ce22">
            <text:p>Development Initiatives based on UN OCHA FTS data. Data downloaded on 4 May 2016</text:p>
            <text:p/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:</text:p>
          </table:table-cell>
          <table:table-cell office:value-type="string" table:style-name="ce23">
            <text:p>RCRC: International Red Cross and Red Crescent Movement; NGOs: Non-governmental organisation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4">
            <text:p>Appealing Agency <text:s/>type</text:p>
          </table:table-cell>
          <table:table-cell office:value-type="string" table:style-name="ce24">
            <text:p>US$m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7">
            <text:p>Government</text:p>
          </table:table-cell>
          <table:table-cell office:value-type="float" office:value="9.1592000000000007E-2" table:style-name="ce17">
            <text:p>0.09159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7">
            <text:p>NGOs</text:p>
          </table:table-cell>
          <table:table-cell office:value-type="float" office:value="29.311150999999999" table:style-name="ce17">
            <text:p>29.31115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7">
            <text:p>Other</text:p>
          </table:table-cell>
          <table:table-cell office:value-type="float" office:value="35.985163" table:style-name="ce17">
            <text:p>35.98516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7">
            <text:p>Red Cross / Red Crescent</text:p>
          </table:table-cell>
          <table:table-cell office:value-type="float" office:value="36.138562" table:style-name="ce17">
            <text:p>36.13856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7">
            <text:p>UN Agencies</text:p>
          </table:table-cell>
          <table:table-cell office:value-type="float" office:value="153.19545299999999" table:style-name="ce17">
            <text:p>153.19545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24">
            <text:p>Grand Total</text:p>
          </table:table-cell>
          <table:table-cell office:value-type="float" office:value="254.72192100000001" table:style-name="ce24">
            <text:p>254.721921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1" draw:style-name="a1" draw:name="Chart 1" svg:x="0.26042in" svg:y="0.01042in" svg:width="7.09167in" svg:height="3.97708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2" table:style-name="ro1">
          <table:table-cell table:number-columns-repeated="16384"/>
        </table:table-row>
      </table:table>
      <table:table table:name="Figure_3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CERF allocation to Somalia, 2016 by sect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ource:<text:s/></text:p>
            <text:p/>
          </table:table-cell>
          <table:table-cell office:value-type="string" table:style-name="ce1">
            <text:p>Development Initiatives based on UN OCHA FTS data. Data downloaded on 12 Ma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: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4"/>
          <table:table-cell office:value-type="string" table:style-name="ce5">
            <text:p>US$m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4">
            <text:p>Health</text:p>
          </table:table-cell>
          <table:table-cell office:value-type="float" office:value="4.4961169999999999" table:style-name="ce25">
            <text:p>4.49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Food</text:p>
          </table:table-cell>
          <table:table-cell office:value-type="float" office:value="2.0048119999999998" table:style-name="ce26">
            <text:p>2.00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Water and sanitation</text:p>
          </table:table-cell>
          <table:table-cell office:value-type="float" office:value="3.0053719999999999" table:style-name="ce26">
            <text:p>3.00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8">
            <text:p>Agriculture</text:p>
          </table:table-cell>
          <table:table-cell office:value-type="float" office:value="1.5" table:style-name="ce27">
            <text:p>1.500</text:p>
          </table:table-cell>
          <table:table-cell table:number-columns-repeated="1638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2" draw:style-name="a2" draw:name="Chart 1" svg:x="0.30208in" svg:y="0.05208in" svg:width="6.72292in" svg:height="3.1583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1" table:style-name="ro1">
          <table:table-cell table:number-columns-repeated="16384"/>
        </table:table-row>
      </table:table>
      <table:table table:name="Figure_4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Pooled funding to Somalia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ource:<text:s/></text:p>
            <text:p/>
          </table:table-cell>
          <table:table-cell office:value-type="string" table:style-name="ce1">
            <text:p>Development Initiatives based on UN OCHA FTS data. Data downloaded on 12 May 20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">
            <text:p>Donor</text:p>
          </table:table-cell>
          <table:table-cell office:value-type="float" office:value="2012" table:style-name="ce10">
            <text:p>2012</text:p>
          </table:table-cell>
          <table:table-cell office:value-type="float" office:value="2013" table:style-name="ce10">
            <text:p>2013</text:p>
          </table:table-cell>
          <table:table-cell office:value-type="float" office:value="2014" table:style-name="ce10">
            <text:p>2014</text:p>
          </table:table-cell>
          <table:table-cell office:value-type="float" office:value="2015" table:style-name="ce10">
            <text:p>2015</text:p>
          </table:table-cell>
          <table:table-cell office:value-type="float" office:value="2016" table:style-name="ce5">
            <text:p>2016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4">
            <text:p>CERF</text:p>
          </table:table-cell>
          <table:table-cell table:style-name="ce13"/>
          <table:table-cell office:value-type="float" office:value="21.203012999999999" table:style-name="ce13">
            <text:p>21.2</text:p>
          </table:table-cell>
          <table:table-cell office:value-type="float" office:value="21.443999000000002" table:style-name="ce13">
            <text:p>21.4</text:p>
          </table:table-cell>
          <table:table-cell office:value-type="float" office:value="25.289318000000002" table:style-name="ce13">
            <text:p>25.3</text:p>
          </table:table-cell>
          <table:table-cell office:value-type="float" office:value="11.006303000000001" table:style-name="ce14">
            <text:p>11.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CHF</text:p>
          </table:table-cell>
          <table:table-cell office:value-type="float" office:value="44.405622000000001" table:style-name="ce11">
            <text:p>44.4</text:p>
          </table:table-cell>
          <table:table-cell office:value-type="float" office:value="77.022727000000003" table:style-name="ce11">
            <text:p>77.0</text:p>
          </table:table-cell>
          <table:table-cell office:value-type="float" office:value="33.746918000000001" table:style-name="ce11">
            <text:p>33.7</text:p>
          </table:table-cell>
          <table:table-cell office:value-type="float" office:value="32.412025" table:style-name="ce11">
            <text:p>32.4</text:p>
          </table:table-cell>
          <table:table-cell office:value-type="float" office:value="2.5057119999999999" table:style-name="ce12">
            <text:p>2.5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3" draw:style-name="a3" draw:name="Chart 1" svg:x="0.29167in" svg:y="0in" svg:width="5in" svg:height="2.8833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7" table:style-name="ro1">
          <table:table-cell table:number-columns-repeated="16384"/>
        </table:table-row>
      </table:table>
      <table:table table:name="Figure_5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Funding to Somalia by sector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ource:<text:s/></text:p>
            <text:p/>
          </table:table-cell>
          <table:table-cell office:value-type="string" table:style-name="ce15">
            <text:p>Development Initiatives based on UN OCHA FTS data. Data downloaded on 12 Ma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s:</text:p>
          </table:table-cell>
          <table:table-cell office:value-type="string" table:style-name="ce1">
            <text:p>If funding is given in an unearmarked manner and not yet allocated by the recipient agency to a particular project and sector, FTS shows the funding under the heading ‘Sector not yet specified’.<text:s/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6">
            <text:p>IASC Standard Sector</text:p>
          </table:table-cell>
          <table:table-cell office:value-type="string" table:style-name="ce5">
            <text:p>US$m</text:p>
          </table:table-cell>
          <table:table-cell table:style-name="ce1"/>
          <table:table-cell office:value-type="string" table:style-name="ce19">
            <text:p>Other</text:p>
          </table:table-cell>
          <table:table-cell office:value-type="string" table:style-name="ce21">
            <text:p>US$m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7">
            <text:p>Sector not yet specified</text:p>
          </table:table-cell>
          <table:table-cell office:value-type="float" office:value="139.598411" table:style-name="ce7">
            <text:p>139.598411</text:p>
          </table:table-cell>
          <table:table-cell table:style-name="ce1"/>
          <table:table-cell office:value-type="string" table:style-name="ce17">
            <text:p>Economic recovery and infrastructure</text:p>
          </table:table-cell>
          <table:table-cell office:value-type="float" office:value="8.8097560000000001" table:style-name="ce7">
            <text:p>8.80975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7">
            <text:p>Food</text:p>
          </table:table-cell>
          <table:table-cell office:value-type="float" office:value="35.856676999999998" table:style-name="ce7">
            <text:p>35.856677</text:p>
          </table:table-cell>
          <table:table-cell table:style-name="ce1"/>
          <table:table-cell office:value-type="string" table:style-name="ce17">
            <text:p>Protection/Human rights/Rule of law</text:p>
          </table:table-cell>
          <table:table-cell office:value-type="float" office:value="3.549963" table:style-name="ce7">
            <text:p>3.54996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7">
            <text:p>Health</text:p>
          </table:table-cell>
          <table:table-cell office:value-type="float" office:value="24.159451000000001" table:style-name="ce7">
            <text:p>24.159451</text:p>
          </table:table-cell>
          <table:table-cell table:style-name="ce1"/>
          <table:table-cell office:value-type="string" table:style-name="ce17">
            <text:p>Shelter and non-food items</text:p>
          </table:table-cell>
          <table:table-cell office:value-type="float" office:value="1.38933" table:style-name="ce7">
            <text:p>1.38933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7">
            <text:p>Coordination and support services</text:p>
          </table:table-cell>
          <table:table-cell office:value-type="float" office:value="19.407692000000001" table:style-name="ce7">
            <text:p>19.407692</text:p>
          </table:table-cell>
          <table:table-cell table:style-name="ce1"/>
          <table:table-cell office:value-type="string" table:style-name="ce17">
            <text:p>Mine action</text:p>
          </table:table-cell>
          <table:table-cell office:value-type="float" office:value="0.87234699999999998" table:style-name="ce7">
            <text:p>0.872347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7">
            <text:p>Agriculture</text:p>
          </table:table-cell>
          <table:table-cell office:value-type="float" office:value="10.545178" table:style-name="ce7">
            <text:p>10.545178</text:p>
          </table:table-cell>
          <table:table-cell table:style-name="ce1"/>
          <table:table-cell office:value-type="string" table:style-name="ce20">
            <text:p>Safety and security of staff and operations</text:p>
          </table:table-cell>
          <table:table-cell office:value-type="float" office:value="0.35816599999999998" table:style-name="ce9">
            <text:p>0.35816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7">
            <text:p>Water and Sanitation</text:p>
          </table:table-cell>
          <table:table-cell office:value-type="float" office:value="10.174950000000001" table:style-name="ce7">
            <text:p>10.1749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8">
            <text:p>Other</text:p>
          </table:table-cell>
          <table:table-cell office:value-type="float" office:value="14.979562" table:style-name="ce9">
            <text:p>14.97956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xmlns:presentation="urn:oasis:names:tc:opendocument:xmlns:presentation:1.0" draw:z-index="1" draw:id="id4" draw:style-name="a4" draw:name="Chart 1" svg:x="0.10417in" svg:y="0.16667in" svg:width="6.13333in" svg:height="3.74792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  <table:table table:name="Figure_6" table:style-name="ta1">
        <table:table-column table:style-name="co1" table:default-cell-style-name="ce1"/>
        <table:table-column table:style-name="co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Title:</text:p>
          </table:table-cell>
          <table:table-cell office:value-type="string" table:style-name="ce1">
            <text:p>Humanitarian funding to Somalia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ource:<text:s/></text:p>
            <text:p/>
          </table:table-cell>
          <table:table-cell office:value-type="string" table:style-name="ce1">
            <text:p>Development Initiatives based on UN OCHA FTS data. Data downloaded on 12 Ma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:</text:p>
          </table:table-cell>
          <table:table-cell office:value-type="string" table:style-name="ce1">
            <text:p>Note: 2016 data is up to and including 12 May 2016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4">
            <text:p>Emergency year</text:p>
          </table:table-cell>
          <table:table-cell office:value-type="string" table:style-name="ce24">
            <text:p>US$m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2" table:style-name="ce6">
            <text:p>2012</text:p>
          </table:table-cell>
          <table:table-cell office:value-type="float" office:value="796.063851" table:style-name="ce17">
            <text:p>796.06385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3" table:style-name="ce6">
            <text:p>2013</text:p>
          </table:table-cell>
          <table:table-cell office:value-type="float" office:value="716.79606999999999" table:style-name="ce17">
            <text:p>716.7960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4" table:style-name="ce6">
            <text:p>2014</text:p>
          </table:table-cell>
          <table:table-cell office:value-type="float" office:value="671.641705" table:style-name="ce17">
            <text:p>671.64170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5" table:style-name="ce6">
            <text:p>2015</text:p>
          </table:table-cell>
          <table:table-cell office:value-type="float" office:value="597.86015599999996" table:style-name="ce17">
            <text:p>597.86015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16" table:style-name="ce8">
            <text:p>2016</text:p>
          </table:table-cell>
          <table:table-cell office:value-type="float" office:value="254.72192100000001" table:style-name="ce17">
            <text:p>254.72192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xmlns:presentation="urn:oasis:names:tc:opendocument:xmlns:presentation:1.0" draw:z-index="1" draw:id="id5" draw:style-name="a5" draw:name="Chart 3" svg:x="0in" svg:y="0in" svg:width="5.5in" svg:height="2.8833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'file://DIPR-DC01/data/Company%20Data/Projects/GHA/Phase%20II/Products/START%20fund%20project/2016%20alerts/Somalia%20-%20May%202016/Somalia%20-%20May%202016.xls'#Sheet7" table:style-name="ta2">
        <table:table-source xlink:href="file://DIPR-DC01/data/Company%20Data/Projects/GHA/Phase%20II/Products/START%20fund%20project/2016%20alerts/Somalia%20-%20May%202016/Somalia%20-%20May%202016.xls" table:table-name="Shee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Somalia%20-%20May%202016/Somalia%20-%20May%202016.xls'#FTS_export" table:style-name="ta2">
        <table:table-source xlink:href="file://DIPR-DC01/data/Company%20Data/Projects/GHA/Phase%20II/Products/START%20fund%20project/2016%20alerts/Somalia%20-%20May%202016/Somalia%20-%20May%202016.xls" table:table-name="FTS_expo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Somalia%20-%20May%202016/Somalia%20-%20May%202016.xls'#donor" table:style-name="ta2">
        <table:table-source xlink:href="file://DIPR-DC01/data/Company%20Data/Projects/GHA/Phase%20II/Products/START%20fund%20project/2016%20alerts/Somalia%20-%20May%202016/Somalia%20-%20May%202016.xls" table:table-name="donor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string" office:string-value="ECHO"/>
          <table:table-cell/>
          <table:table-cell office:value-type="float" office:value="44.248919999999998"/>
          <table:table-cell table:number-columns-repeated="16377"/>
        </table:table-row>
        <table:table-row>
          <table:table-cell table:number-columns-repeated="4"/>
          <table:table-cell office:value-type="string" office:string-value="UK"/>
          <table:table-cell/>
          <table:table-cell office:value-type="float" office:value="39.039569999999998"/>
          <table:table-cell table:number-columns-repeated="16377"/>
        </table:table-row>
        <table:table-row>
          <table:table-cell table:number-columns-repeated="4"/>
          <table:table-cell office:value-type="string" office:string-value="Germany"/>
          <table:table-cell/>
          <table:table-cell office:value-type="float" office:value="33.578158999999999"/>
          <table:table-cell table:number-columns-repeated="16377"/>
        </table:table-row>
        <table:table-row>
          <table:table-cell table:number-columns-repeated="4"/>
          <table:table-cell office:value-type="string" office:string-value="USA"/>
          <table:table-cell/>
          <table:table-cell office:value-type="float" office:value="27.384748999999999"/>
          <table:table-cell table:number-columns-repeated="16377"/>
        </table:table-row>
        <table:table-row>
          <table:table-cell table:number-columns-repeated="4"/>
          <table:table-cell office:value-type="string" office:string-value="Canada"/>
          <table:table-cell/>
          <table:table-cell office:value-type="float" office:value="20.272566000000001"/>
          <table:table-cell table:number-columns-repeated="16377"/>
        </table:table-row>
        <table:table-row>
          <table:table-cell table:number-columns-repeated="4"/>
          <table:table-cell office:value-type="string" office:string-value="Japan"/>
          <table:table-cell/>
          <table:table-cell office:value-type="float" office:value="11.9"/>
          <table:table-cell table:number-columns-repeated="16377"/>
        </table:table-row>
        <table:table-row>
          <table:table-cell table:number-columns-repeated="4"/>
          <table:table-cell office:value-type="string" office:string-value="CERF"/>
          <table:table-cell/>
          <table:table-cell office:value-type="float" office:value="11.006303000000001"/>
          <table:table-cell table:number-columns-repeated="16377"/>
        </table:table-row>
        <table:table-row>
          <table:table-cell table:number-columns-repeated="4"/>
          <table:table-cell office:value-type="string" office:string-value="Denmark"/>
          <table:table-cell/>
          <table:table-cell office:value-type="float" office:value="7.6654980000000004"/>
          <table:table-cell table:number-columns-repeated="16377"/>
        </table:table-row>
        <table:table-row>
          <table:table-cell table:number-columns-repeated="4"/>
          <table:table-cell office:value-type="string" office:string-value="Finland"/>
          <table:table-cell/>
          <table:table-cell office:value-type="float" office:value="6.4832219999999996"/>
          <table:table-cell table:number-columns-repeated="16377"/>
        </table:table-row>
        <table:table-row>
          <table:table-cell table:number-columns-repeated="4"/>
          <table:table-cell office:value-type="string" office:string-value="Sweden"/>
          <table:table-cell/>
          <table:table-cell office:value-type="float" office:value="5.4453909999999999"/>
          <table:table-cell table:number-columns-repeated="16377"/>
        </table:table-row>
        <table:table-row table:number-rows-repeated="1048563">
          <table:table-cell table:number-columns-repeated="16377"/>
        </table:table-row>
      </table:table>
      <table:table table:name="'file://DIPR-DC01/data/Company%20Data/Projects/GHA/Phase%20II/Products/START%20fund%20project/2016%20alerts/Somalia%20-%20May%202016/Somalia%20-%20May%202016.xls'#historic" table:style-name="ta2">
        <table:table-source xlink:href="file://DIPR-DC01/data/Company%20Data/Projects/GHA/Phase%20II/Products/START%20fund%20project/2016%20alerts/Somalia%20-%20May%202016/Somalia%20-%20May%202016.xls" table:table-name="historic" table:mode="copy-results-only"/>
        <table:table-column/>
        <table:table-row table:number-rows-repeated="4">
          <table:table-cell table:number-columns-repeated="16384"/>
        </table:table-row>
        <table:table-row>
          <table:table-cell table:number-columns-repeated="2"/>
          <table:table-cell office:value-type="float" office:value="2012"/>
          <table:table-cell/>
          <table:table-cell office:value-type="float" office:value="796.063851"/>
          <table:table-cell table:number-columns-repeated="16379"/>
        </table:table-row>
        <table:table-row>
          <table:table-cell table:number-columns-repeated="2"/>
          <table:table-cell office:value-type="float" office:value="2013"/>
          <table:table-cell/>
          <table:table-cell office:value-type="float" office:value="716.79606999999999"/>
          <table:table-cell table:number-columns-repeated="16379"/>
        </table:table-row>
        <table:table-row>
          <table:table-cell table:number-columns-repeated="2"/>
          <table:table-cell office:value-type="float" office:value="2014"/>
          <table:table-cell/>
          <table:table-cell office:value-type="float" office:value="671.641705"/>
          <table:table-cell table:number-columns-repeated="16379"/>
        </table:table-row>
        <table:table-row>
          <table:table-cell table:number-columns-repeated="2"/>
          <table:table-cell office:value-type="float" office:value="2015"/>
          <table:table-cell/>
          <table:table-cell office:value-type="float" office:value="597.86015599999996"/>
          <table:table-cell table:number-columns-repeated="16379"/>
        </table:table-row>
        <table:table-row>
          <table:table-cell table:number-columns-repeated="2"/>
          <table:table-cell office:value-type="float" office:value="2016"/>
          <table:table-cell/>
          <table:table-cell office:value-type="float" office:value="254.72192100000001"/>
          <table:table-cell table:number-columns-repeated="16379"/>
        </table:table-row>
        <table:table-row table:number-rows-repeated="1048567">
          <table:table-cell table:number-columns-repeated="16379"/>
        </table:table-row>
      </table:table>
      <table:table table:name="'file://DIPR-DC01/data/Company%20Data/Projects/GHA/Phase%20II/Products/START%20fund%20project/2016%20alerts/Somalia%20-%20May%202016/Somalia%20-%20May%202016.xls'#sector" table:style-name="ta2">
        <table:table-source xlink:href="file://DIPR-DC01/data/Company%20Data/Projects/GHA/Phase%20II/Products/START%20fund%20project/2016%20alerts/Somalia%20-%20May%202016/Somalia%20-%20May%202016.xls" table:table-name="sector" table:mode="copy-results-only"/>
        <table:table-column/>
        <table:table-row table:number-rows-repeated="4">
          <table:table-cell table:number-columns-repeated="16384"/>
        </table:table-row>
        <table:table-row>
          <table:table-cell table:number-columns-repeated="5"/>
          <table:table-cell office:value-type="string" office:string-value="Sector not yet specified"/>
          <table:table-cell/>
          <table:table-cell office:value-type="float" office:value="139.598411"/>
          <table:table-cell table:number-columns-repeated="16376"/>
        </table:table-row>
        <table:table-row>
          <table:table-cell table:number-columns-repeated="5"/>
          <table:table-cell office:value-type="string" office:string-value="Food"/>
          <table:table-cell/>
          <table:table-cell office:value-type="float" office:value="35.856676999999998"/>
          <table:table-cell table:number-columns-repeated="16376"/>
        </table:table-row>
        <table:table-row>
          <table:table-cell table:number-columns-repeated="5"/>
          <table:table-cell office:value-type="string" office:string-value="Health"/>
          <table:table-cell/>
          <table:table-cell office:value-type="float" office:value="24.159451000000001"/>
          <table:table-cell table:number-columns-repeated="16376"/>
        </table:table-row>
        <table:table-row>
          <table:table-cell table:number-columns-repeated="5"/>
          <table:table-cell office:value-type="string" office:string-value="Coordination and support services"/>
          <table:table-cell/>
          <table:table-cell office:value-type="float" office:value="19.407692000000001"/>
          <table:table-cell table:number-columns-repeated="16376"/>
        </table:table-row>
        <table:table-row>
          <table:table-cell table:number-columns-repeated="5"/>
          <table:table-cell office:value-type="string" office:string-value="Agriculture"/>
          <table:table-cell/>
          <table:table-cell office:value-type="float" office:value="10.545178"/>
          <table:table-cell table:number-columns-repeated="16376"/>
        </table:table-row>
        <table:table-row>
          <table:table-cell table:number-columns-repeated="5"/>
          <table:table-cell office:value-type="string" office:string-value="Water and Sanitation"/>
          <table:table-cell/>
          <table:table-cell office:value-type="float" office:value="10.174950000000001"/>
          <table:table-cell table:number-columns-repeated="16376"/>
        </table:table-row>
        <table:table-row>
          <table:table-cell table:number-columns-repeated="5"/>
          <table:table-cell office:value-type="string" office:string-value="Other"/>
          <table:table-cell/>
          <table:table-cell office:value-type="float" office:value="14.979562"/>
          <table:table-cell table:number-columns-repeated="16376"/>
        </table:table-row>
        <table:table-row table:number-rows-repeated="1048565">
          <table:table-cell table:number-columns-repeated="16376"/>
        </table:table-row>
      </table:table>
      <table:table table:name="'file://DIPR-DC01/data/Company%20Data/Projects/GHA/Phase%20II/Products/START%20fund%20project/2016%20alerts/Somalia%20-%20May%202016/Somalia%20-%20May%202016.xls'#delivery_channel" table:style-name="ta2">
        <table:table-source xlink:href="file://DIPR-DC01/data/Company%20Data/Projects/GHA/Phase%20II/Products/START%20fund%20project/2016%20alerts/Somalia%20-%20May%202016/Somalia%20-%20May%202016.xls" table:table-name="delivery_channel" table:mode="copy-results-only"/>
        <table:table-column/>
        <table:table-row table:number-rows-repeated="6">
          <table:table-cell table:number-columns-repeated="16384"/>
        </table:table-row>
        <table:table-row>
          <table:table-cell/>
          <table:table-cell office:value-type="string" office:string-value="Government"/>
          <table:table-cell/>
          <table:table-cell office:value-type="float" office:value="9.1592000000000007E-2"/>
          <table:table-cell table:number-columns-repeated="16380"/>
        </table:table-row>
        <table:table-row>
          <table:table-cell/>
          <table:table-cell office:value-type="string" office:string-value="NGOs"/>
          <table:table-cell/>
          <table:table-cell office:value-type="float" office:value="29.311150999999999"/>
          <table:table-cell table:number-columns-repeated="16380"/>
        </table:table-row>
        <table:table-row>
          <table:table-cell/>
          <table:table-cell office:value-type="string" office:string-value="Other"/>
          <table:table-cell/>
          <table:table-cell office:value-type="float" office:value="35.985163"/>
          <table:table-cell table:number-columns-repeated="16380"/>
        </table:table-row>
        <table:table-row>
          <table:table-cell/>
          <table:table-cell office:value-type="string" office:string-value="Red Cross / Red Crescent"/>
          <table:table-cell/>
          <table:table-cell office:value-type="float" office:value="36.138562"/>
          <table:table-cell table:number-columns-repeated="16380"/>
        </table:table-row>
        <table:table-row>
          <table:table-cell/>
          <table:table-cell office:value-type="string" office:string-value="UN Agencies"/>
          <table:table-cell/>
          <table:table-cell office:value-type="float" office:value="153.19545299999999"/>
          <table:table-cell table:number-columns-repeated="16380"/>
        </table:table-row>
        <table:table-row table:number-rows-repeated="1048565">
          <table:table-cell table:number-columns-repeated="16380"/>
        </table:table-row>
      </table:table>
      <table:table table:name="'file://DIPR-DC01/data/Company%20Data/Projects/GHA/Phase%20II/Products/START%20fund%20project/2016%20alerts/Somalia%20-%20May%202016/Somalia%20-%20May%202016.xls'#CERF-fts" table:style-name="ta2">
        <table:table-source xlink:href="file://DIPR-DC01/data/Company%20Data/Projects/GHA/Phase%20II/Products/START%20fund%20project/2016%20alerts/Somalia%20-%20May%202016/Somalia%20-%20May%202016.xls" table:table-name="CERF-f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Somalia%20-%20May%202016/Somalia%20-%20May%202016.xls'#pooled_funds" table:style-name="ta2">
        <table:table-source xlink:href="file://DIPR-DC01/data/Company%20Data/Projects/GHA/Phase%20II/Products/START%20fund%20project/2016%20alerts/Somalia%20-%20May%202016/Somalia%20-%20May%202016.xls" table:table-name="pooled_funds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1"/>
          <table:table-cell office:value-type="string" office:string-value="Health"/>
          <table:table-cell/>
          <table:table-cell office:value-type="float" office:value="4.4961169999999999"/>
          <table:table-cell table:number-columns-repeated="16370"/>
        </table:table-row>
        <table:table-row>
          <table:table-cell table:number-columns-repeated="11"/>
          <table:table-cell office:value-type="string" office:string-value="Food"/>
          <table:table-cell/>
          <table:table-cell office:value-type="float" office:value="2.0048119999999998"/>
          <table:table-cell table:number-columns-repeated="16370"/>
        </table:table-row>
        <table:table-row>
          <table:table-cell table:number-columns-repeated="11"/>
          <table:table-cell office:value-type="string" office:string-value="Water and sanitation"/>
          <table:table-cell/>
          <table:table-cell office:value-type="float" office:value="3.0053719999999999"/>
          <table:table-cell table:number-columns-repeated="16370"/>
        </table:table-row>
        <table:table-row>
          <table:table-cell table:number-columns-repeated="11"/>
          <table:table-cell office:value-type="string" office:string-value="Agriculture"/>
          <table:table-cell/>
          <table:table-cell office:value-type="float" office:value="1.5"/>
          <table:table-cell table:number-columns-repeated="16370"/>
        </table:table-row>
        <table:table-row table:number-rows-repeated="1048569">
          <table:table-cell table:number-columns-repeated="16370"/>
        </table:table-row>
      </table:table>
      <table:table table:name="'file://DIPR-DC01/data/Company%20Data/Projects/GHA/Phase%20II/Products/START%20fund%20project/2016%20alerts/Somalia%20-%20May%202016/Somalia%20-%20May%202016.xls'#CHF" table:style-name="ta2">
        <table:table-source xlink:href="file://DIPR-DC01/data/Company%20Data/Projects/GHA/Phase%20II/Products/START%20fund%20project/2016%20alerts/Somalia%20-%20May%202016/Somalia%20-%20May%202016.xls" table:table-name="CH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Somalia%20-%20May%202016/Somalia%20-%20May%202016.xls'#Pooled_funds_trend" table:style-name="ta2">
        <table:table-source xlink:href="file://DIPR-DC01/data/Company%20Data/Projects/GHA/Phase%20II/Products/START%20fund%20project/2016%20alerts/Somalia%20-%20May%202016/Somalia%20-%20May%202016.xls" table:table-name="Pooled_funds_trend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2"/>
          <table:table-cell office:value-type="float" office:value="2012"/>
          <table:table-cell office:value-type="float" office:value="2013"/>
          <table:table-cell office:value-type="float" office:value="2014"/>
          <table:table-cell office:value-type="float" office:value="2015"/>
          <table:table-cell office:value-type="float" office:value="2016"/>
          <table:table-cell table:number-columns-repeated="16377"/>
        </table:table-row>
        <table:table-row table:number-rows-repeated="4">
          <table:table-cell table:number-columns-repeated="16384"/>
        </table:table-row>
        <table:table-row>
          <table:table-cell/>
          <table:table-cell office:value-type="string" office:string-value="CERF"/>
          <table:table-cell/>
          <table:table-cell office:value-type="float" office:value="21.203012999999999"/>
          <table:table-cell office:value-type="float" office:value="21.443999000000002"/>
          <table:table-cell office:value-type="float" office:value="25.289318000000002"/>
          <table:table-cell office:value-type="float" office:value="11.006303000000001"/>
          <table:table-cell table:number-columns-repeated="16377"/>
        </table:table-row>
        <table:table-row>
          <table:table-cell/>
          <table:table-cell office:value-type="string" office:string-value="CHF"/>
          <table:table-cell office:value-type="float" office:value="44.405622000000001"/>
          <table:table-cell office:value-type="float" office:value="77.022727000000003"/>
          <table:table-cell office:value-type="float" office:value="33.746918000000001"/>
          <table:table-cell office:value-type="float" office:value="32.412025"/>
          <table:table-cell office:value-type="float" office:value="2.5057119999999999"/>
          <table:table-cell table:number-columns-repeated="16377"/>
        </table:table-row>
        <table:table-row table:number-rows-repeated="1048567">
          <table:table-cell table:number-columns-repeated="16377"/>
        </table:table-row>
      </table:table>
      <table:table table:name="'file://DIPR-DC01/data/Company%20Data/Projects/GHA/Phase%20II/Products/START%20fund%20project/2016%20alerts/Somalia%20-%20May%202016/Somalia%20-%20May%202016.xls'#CHF_download" table:style-name="ta2">
        <table:table-source xlink:href="file://DIPR-DC01/data/Company%20Data/Projects/GHA/Phase%20II/Products/START%20fund%20project/2016%20alerts/Somalia%20-%20May%202016/Somalia%20-%20May%202016.xls" table:table-name="CHF_download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osannac</meta:initial-creator>
    <dc:creator>simonm</dc:creator>
    <meta:creation-date>2016-05-13T08:12:26Z</meta:creation-date>
    <dc:date>2016-05-13T13:48:4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05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3.05pt" svg:width="479.1pt" chart:style-name="Crt0">
        <chart:plot-area svg:x="32.64881889763779pt" svg:y="3.833779527559055pt" svg:width="446.4511811023622pt" svg:height="211.8474015748031pt"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ECHO</text:p>
            </table:table-cell>
            <table:table-cell office:value-type="float" office:value="44.248919999999998"/>
          </table:table-row>
          <table:table-row>
            <table:table-cell office:value-type="string">
              <text:p>UK</text:p>
            </table:table-cell>
            <table:table-cell office:value-type="float" office:value="39.039569999999998"/>
          </table:table-row>
          <table:table-row>
            <table:table-cell office:value-type="string">
              <text:p>Germany</text:p>
            </table:table-cell>
            <table:table-cell office:value-type="float" office:value="33.578158999999999"/>
          </table:table-row>
          <table:table-row>
            <table:table-cell office:value-type="string">
              <text:p>USA</text:p>
            </table:table-cell>
            <table:table-cell office:value-type="float" office:value="27.384748999999999"/>
          </table:table-row>
          <table:table-row>
            <table:table-cell office:value-type="string">
              <text:p>Canada</text:p>
            </table:table-cell>
            <table:table-cell office:value-type="float" office:value="20.272566000000001"/>
          </table:table-row>
          <table:table-row>
            <table:table-cell office:value-type="string">
              <text:p>Japan</text:p>
            </table:table-cell>
            <table:table-cell office:value-type="float" office:value="11.9"/>
          </table:table-row>
          <table:table-row>
            <table:table-cell office:value-type="string">
              <text:p>CERF</text:p>
            </table:table-cell>
            <table:table-cell office:value-type="float" office:value="11.006303000000001"/>
          </table:table-row>
          <table:table-row>
            <table:table-cell office:value-type="string">
              <text:p>Denmark</text:p>
            </table:table-cell>
            <table:table-cell office:value-type="float" office:value="7.6654980000000004"/>
          </table:table-row>
          <table:table-row>
            <table:table-cell office:value-type="string">
              <text:p>Finland</text:p>
            </table:table-cell>
            <table:table-cell office:value-type="float" office:value="6.4832219999999996"/>
          </table:table-row>
          <table:table-row>
            <table:table-cell office:value-type="string">
              <text:p>Sweden</text:p>
            </table:table-cell>
            <table:table-cell office:value-type="float" office:value="5.4453909999999999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Dash" draw:style="rect" draw:dots1="1" draw:dots1-length="0.03125in" draw:dots2="0" draw:dots2-length="0in" draw:distance="0.03125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bacc6" draw:opacity="100%" draw:stroke="none"/>
    </style:style>
    <style:style style:family="chart" style:name="G0S0" style:data-style-name="N14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286.35pt" svg:width="510.6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Government</text:p>
            </table:table-cell>
            <table:table-cell office:value-type="float" office:value="9.1592000000000007E-2"/>
          </table:table-row>
          <table:table-row>
            <table:table-cell office:value-type="string">
              <text:p>NGOs</text:p>
            </table:table-cell>
            <table:table-cell office:value-type="float" office:value="29.311150999999999"/>
          </table:table-row>
          <table:table-row>
            <table:table-cell office:value-type="string">
              <text:p>Other</text:p>
            </table:table-cell>
            <table:table-cell office:value-type="float" office:value="35.985163"/>
          </table:table-row>
          <table:table-row>
            <table:table-cell office:value-type="string">
              <text:p>Red Cross / Red Crescent</text:p>
            </table:table-cell>
            <table:table-cell office:value-type="float" office:value="36.138562"/>
          </table:table-row>
          <table:table-row>
            <table:table-cell office:value-type="string">
              <text:p>UN Agencies</text:p>
            </table:table-cell>
            <table:table-cell office:value-type="float" office:value="153.1954529999999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227.4pt" svg:width="484.05pt" chart:style-name="Crt0"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Health</text:p>
            </table:table-cell>
            <table:table-cell office:value-type="float" office:value="4.4961169999999999"/>
          </table:table-row>
          <table:table-row>
            <table:table-cell office:value-type="string">
              <text:p>Food</text:p>
            </table:table-cell>
            <table:table-cell office:value-type="float" office:value="2.0048119999999998"/>
          </table:table-row>
          <table:table-row>
            <table:table-cell office:value-type="string">
              <text:p>Water and sanitation</text:p>
            </table:table-cell>
            <table:table-cell office:value-type="float" office:value="3.0053719999999999"/>
          </table:table-row>
          <table:table-row>
            <table:table-cell office:value-type="string">
              <text:p>Agriculture</text:p>
            </table:table-cell>
            <table:table-cell office:value-type="float" office:value="1.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7.6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title chart:style-name="AT01">
              <text:p text:style-name="a0" text:class-names="" text:cond-style-name="">US$ million</text:p>
            </chart:title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ERF</text:p>
              </table:table-cell>
              <table:table-cell office:value-type="string">
                <text:p>CHF</text:p>
              </table:table-cell>
            </table:table-row>
          </table:table-header-rows>
          <table:table-row>
            <table:table-cell office:value-type="float" office:value="2012"/>
            <table:table-cell/>
            <table:table-cell office:value-type="float" office:value="44.405622000000001"/>
          </table:table-row>
          <table:table-row>
            <table:table-cell office:value-type="float" office:value="2013"/>
            <table:table-cell office:value-type="float" office:value="21.203012999999999"/>
            <table:table-cell office:value-type="float" office:value="77.022727000000003"/>
          </table:table-row>
          <table:table-row>
            <table:table-cell office:value-type="float" office:value="2014"/>
            <table:table-cell office:value-type="float" office:value="21.443999000000002"/>
            <table:table-cell office:value-type="float" office:value="33.746918000000001"/>
          </table:table-row>
          <table:table-row>
            <table:table-cell office:value-type="float" office:value="2015"/>
            <table:table-cell office:value-type="float" office:value="25.289318000000002"/>
            <table:table-cell office:value-type="float" office:value="32.412025"/>
          </table:table-row>
          <table:table-row>
            <table:table-cell office:value-type="float" office:value="2016"/>
            <table:table-cell office:value-type="float" office:value="11.006303000000001"/>
            <table:table-cell office:value-type="float" office:value="2.505711999999999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572a7" draw:opacity="100%" draw:stroke="none"/>
    </style:style>
    <style:style style:family="chart" style:name="G0S0P1">
      <style:graphic-properties draw:fill="solid" draw:fill-color="#aa4643" draw:opacity="100%" draw:stroke="none"/>
    </style:style>
    <style:style style:family="chart" style:name="G0S0P2">
      <style:graphic-properties draw:fill="solid" draw:fill-color="#89a54e" draw:opacity="100%" draw:stroke="none"/>
    </style:style>
    <style:style style:family="chart" style:name="G0S0P3">
      <style:graphic-properties draw:fill="solid" draw:fill-color="#71588f" draw:opacity="100%" draw:stroke="none"/>
    </style:style>
    <style:style style:family="chart" style:name="G0S0P4">
      <style:graphic-properties draw:fill="solid" draw:fill-color="#4198af" draw:opacity="100%" draw:stroke="none"/>
    </style:style>
    <style:style style:family="chart" style:name="G0S0P5">
      <style:graphic-properties draw:fill="solid" draw:fill-color="#db843d" draw:opacity="100%" draw:stroke="none"/>
    </style:style>
    <style:style style:family="chart" style:name="G0S0P6">
      <style:graphic-properties draw:fill="solid" draw:fill-color="#93a9cf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69.85pt" svg:width="441.6pt" chart:style-name="Crt0"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Sector not yet specified</text:p>
            </table:table-cell>
            <table:table-cell office:value-type="float" office:value="139.598411"/>
          </table:table-row>
          <table:table-row>
            <table:table-cell office:value-type="string">
              <text:p>Food</text:p>
            </table:table-cell>
            <table:table-cell office:value-type="float" office:value="35.856676999999998"/>
          </table:table-row>
          <table:table-row>
            <table:table-cell office:value-type="string">
              <text:p>Health</text:p>
            </table:table-cell>
            <table:table-cell office:value-type="float" office:value="24.159451000000001"/>
          </table:table-row>
          <table:table-row>
            <table:table-cell office:value-type="string">
              <text:p>Coordination and support services</text:p>
            </table:table-cell>
            <table:table-cell office:value-type="float" office:value="19.407692000000001"/>
          </table:table-row>
          <table:table-row>
            <table:table-cell office:value-type="string">
              <text:p>Agriculture</text:p>
            </table:table-cell>
            <table:table-cell office:value-type="float" office:value="10.545178"/>
          </table:table-row>
          <table:table-row>
            <table:table-cell office:value-type="string">
              <text:p>Water and Sanitation</text:p>
            </table:table-cell>
            <table:table-cell office:value-type="float" office:value="10.174950000000001"/>
          </table:table-row>
          <table:table-row>
            <table:table-cell office:value-type="string">
              <text:p>Other</text:p>
            </table:table-cell>
            <table:table-cell office:value-type="float" office:value="14.979562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1" number:min-integer-digits="1" number:grouping="true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dash" draw:stroke-dash="a0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72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8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7.6pt" svg:width="396.0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2</text:p>
              </table:table-cell>
            </table:table-row>
          </table:table-header-rows>
          <table:table-row>
            <table:table-cell office:value-type="float" office:value="2012"/>
            <table:table-cell office:value-type="float" office:value="796.063851"/>
          </table:table-row>
          <table:table-row>
            <table:table-cell office:value-type="float" office:value="2013"/>
            <table:table-cell office:value-type="float" office:value="716.79606999999999"/>
          </table:table-row>
          <table:table-row>
            <table:table-cell office:value-type="float" office:value="2014"/>
            <table:table-cell office:value-type="float" office:value="671.641705"/>
          </table:table-row>
          <table:table-row>
            <table:table-cell office:value-type="float" office:value="2015"/>
            <table:table-cell office:value-type="float" office:value="597.86015599999996"/>
          </table:table-row>
          <table:table-row>
            <table:table-cell office:value-type="float" office:value="2016"/>
            <table:table-cell office:value-type="float" office:value="254.7219210000000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0" draw:display-name="Dash" draw:style="rect" draw:dots1="1" draw:dots1-length="0.03125in" draw:dots2="0" draw:dots2-length="0in" draw:distance="0.03125in"/>
  </office:styles>
</office:document-styles>
</file>